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officeooo:rsid="000e69e7" officeooo:paragraph-rsid="000e69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icio del día</text:p>
      <text:p text:style-name="P1"/>
      <text:p text:style-name="P1"/>
      <text:p text:style-name="P1">Al inicio del dia hemos decidido hacer una reunion de equipo para devatir el aspecto que debia tener cada una de las secciones de la aplicacion,y hemos que seccion le tocaba a cada integrante del equipo abordando solo el apartado del css y html y dejando javascript a un lado </text:p>
      <text:p text:style-name="P1"/>
      <text:p text:style-name="P1"/>
      <text:p text:style-name="P1"/>
      <text:p text:style-name="P1">Fin del día</text:p>
      <text:p text:style-name="P1"/>
      <text:p text:style-name="P1">Algo antes del final del dia nos hemos vuelto a reunir para mostar al equipo el trabajo hecho de cada uno, y alli hemos discutido sobre en que podria mejorar para posteriormente,y tras haber realizado los cambios oportunos, subirlo al repositorio comun del equip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30T20:50:16.949000000</dc:date>
    <meta:editing-duration>PT1M21S</meta:editing-duration>
    <meta:editing-cycles>1</meta:editing-cycles>
    <meta:document-statistic meta:table-count="0" meta:image-count="0" meta:object-count="0" meta:page-count="1" meta:paragraph-count="4" meta:word-count="100" meta:character-count="564" meta:non-whitespace-character-count="467"/>
    <meta:generator>LibreOffice/4.4.3.2$Windows_x86 LibreOffice_project/88805f81e9fe61362df02b9941de8e38a9b5fd16</meta:generator>
  </office:meta>
</office:document-meta>
</file>